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ra" svg:font-family="Lora, serif"/>
    <style:font-face style:name="Whitney" svg:font-family="Whitney, 'Helvetica Neue', Helvetica, Arial, sans-serif"/>
    <style:font-face style:name="sans-serif" svg:font-family="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4e08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style:font-name-asian="Whitney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officeooo:paragraph-rsid="0015fca4" style:font-name-asian="Whitney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paragraph-rsid="0015fca4" style:font-name-asian="Whitney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5fca4" officeooo:paragraph-rsid="0015fca4" style:font-name-asian="Whitney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6d5f3" officeooo:paragraph-rsid="0016d5f3" style:font-name-asian="Whitney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1bf40e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4cc9c" officeooo:paragraph-rsid="0004cc9c" style:font-name-asian="Whitney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0edea8" style:font-name-asian="Whitney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147c59" style:font-name-asian="Whitney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edea8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147c59"/>
    </style:style>
    <style:style style:name="P18" style:family="paragraph" style:parent-style-name="Text_20_body">
      <style:text-properties officeooo:paragraph-rsid="00209de6"/>
    </style:style>
    <style:style style:name="P19" style:family="paragraph" style:parent-style-name="Text_20_body">
      <style:text-properties officeooo:rsid="00209de6" officeooo:paragraph-rsid="00209de6"/>
    </style:style>
    <style:style style:name="P20" style:family="paragraph" style:parent-style-name="Heading_20_1">
      <style:text-properties officeooo:rsid="0026145b"/>
    </style:style>
    <style:style style:name="P21" style:family="paragraph" style:parent-style-name="Heading_20_1">
      <style:paragraph-properties fo:break-before="page"/>
      <style:text-properties fo:color="#000000" style:font-name="Arial" fo:font-weight="bold" officeooo:rsid="0018481b" officeooo:paragraph-rsid="0018481b" style:font-weight-asian="bold" style:font-weight-complex="bold"/>
    </style:style>
    <style:style style:name="P22" style:family="paragraph" style:parent-style-name="Heading_20_1">
      <style:paragraph-properties fo:text-align="justify" style:justify-single-word="false" fo:break-before="page"/>
      <style:text-properties fo:color="#000000" style:font-name="Arial" officeooo:rsid="000a3b3f" officeooo:paragraph-rsid="000a3b3f"/>
    </style:style>
    <style:style style:name="P23" style:family="paragraph" style:parent-style-name="Heading_20_2">
      <style:text-properties officeooo:rsid="00209de6" officeooo:paragraph-rsid="00209de6"/>
    </style:style>
    <style:style style:name="P24" style:family="paragraph" style:parent-style-name="Heading_20_2">
      <style:text-properties officeooo:rsid="0026145b" officeooo:paragraph-rsid="0026145b"/>
    </style:style>
    <style:style style:name="P25" style:family="paragraph" style:parent-style-name="Heading_20_3">
      <style:text-properties officeooo:rsid="00209de6" officeooo:paragraph-rsid="00209de6"/>
    </style:style>
    <style:style style:name="P26" style:family="paragraph" style:parent-style-name="Heading_20_3">
      <style:text-properties officeooo:rsid="002910a3" officeooo:paragraph-rsid="002910a3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2pt" officeooo:paragraph-rsid="00280a7f" style:font-size-asian="12pt" style:font-size-complex="12pt"/>
    </style:style>
    <style:style style:name="P29" style:family="paragraph" style:parent-style-name="Text_20_body" style:list-style-name="L1">
      <style:text-properties officeooo:rsid="00209de6" officeooo:paragraph-rsid="00209de6"/>
    </style:style>
    <style:style style:name="P30" style:family="paragraph" style:parent-style-name="Text_20_body">
      <style:text-properties officeooo:paragraph-rsid="0026145b"/>
    </style:style>
    <style:style style:name="P31" style:family="paragraph" style:parent-style-name="Text_20_body">
      <style:text-properties officeooo:paragraph-rsid="002910a3"/>
    </style:style>
    <style:style style:name="P32" style:family="paragraph" style:parent-style-name="Text_20_body">
      <style:text-properties style:font-name="Arial" fo:font-size="12pt" officeooo:paragraph-rsid="002910a3" style:font-size-asian="12pt" style:font-size-complex="12pt"/>
    </style:style>
    <style:style style:name="T1" style:family="text">
      <style:text-properties fo:font-variant="normal" fo:text-transform="none" fo:letter-spacing="normal" officeooo:rsid="0002b0b5" style:font-name-asian="Whitney" style:font-size-asian="12pt" style:font-style-asian="normal" style:font-weight-asian="normal"/>
    </style:style>
    <style:style style:name="T2" style:family="text">
      <style:text-properties fo:font-variant="normal" fo:text-transform="none" fo:letter-spacing="normal" officeooo:rsid="0007ab56" style:font-name-asian="Whitney" style:font-size-asian="12pt" style:font-style-asian="normal" style:font-weight-asian="normal"/>
    </style:style>
    <style:style style:name="T3" style:family="text">
      <style:text-properties fo:font-variant="normal" fo:text-transform="none" fo:letter-spacing="normal" officeooo:rsid="00031aed" style:font-name-asian="Whitney" style:font-size-asian="12pt" style:font-style-asian="normal" style:font-weight-asian="normal"/>
    </style:style>
    <style:style style:name="T4" style:family="text">
      <style:text-properties fo:font-variant="normal" fo:text-transform="none" fo:letter-spacing="normal" officeooo:rsid="00040e30" style:font-name-asian="Whitney" style:font-size-asian="12pt" style:font-style-asian="normal" style:font-weight-asian="normal"/>
    </style:style>
    <style:style style:name="T5" style:family="text">
      <style:text-properties fo:font-variant="normal" fo:text-transform="none" fo:letter-spacing="normal" officeooo:rsid="0004cad4" style:font-name-asian="Whitney" style:font-size-asian="12pt" style:font-style-asian="normal" style:font-weight-asian="normal"/>
    </style:style>
    <style:style style:name="T6" style:family="text">
      <style:text-properties fo:font-variant="normal" fo:text-transform="none" fo:letter-spacing="normal" officeooo:rsid="0004cc9c" style:font-name-asian="Whitney" style:font-size-asian="12pt" style:font-style-asian="normal" style:font-weight-asian="normal"/>
    </style:style>
    <style:style style:name="T7" style:family="text">
      <style:text-properties fo:font-variant="normal" fo:text-transform="none" fo:letter-spacing="normal" officeooo:rsid="00067423" style:font-name-asian="Whitney" style:font-size-asian="12pt" style:font-style-asian="normal" style:font-weight-asian="normal"/>
    </style:style>
    <style:style style:name="T8" style:family="text">
      <style:text-properties fo:font-variant="normal" fo:text-transform="none" fo:letter-spacing="normal" officeooo:rsid="000bc3ac" style:font-name-asian="Whitney" style:font-size-asian="12pt" style:font-style-asian="normal" style:font-weight-asian="normal"/>
    </style:style>
    <style:style style:name="T9" style:family="text">
      <style:text-properties fo:font-variant="normal" fo:text-transform="none" fo:letter-spacing="normal" officeooo:rsid="000a1257" style:font-name-asian="Whitney" style:font-size-asian="12pt" style:font-style-asian="normal" style:font-weight-asian="normal"/>
    </style:style>
    <style:style style:name="T10" style:family="text">
      <style:text-properties fo:font-variant="normal" fo:text-transform="none" fo:letter-spacing="normal" officeooo:rsid="000a3b3f" style:font-name-asian="Whitney" style:font-size-asian="12pt" style:font-style-asian="normal" style:font-weight-asian="normal"/>
    </style:style>
    <style:style style:name="T11" style:family="text">
      <style:text-properties fo:font-variant="normal" fo:text-transform="none" fo:letter-spacing="normal" officeooo:rsid="000acf4a" style:font-name-asian="Whitney" style:font-size-asian="12pt" style:font-style-asian="normal" style:font-weight-asian="normal"/>
    </style:style>
    <style:style style:name="T12" style:family="text">
      <style:text-properties fo:font-variant="normal" fo:text-transform="none" fo:letter-spacing="normal" officeooo:rsid="0018adcd" style:font-name-asian="Whitney" style:font-size-asian="12pt" style:font-style-asian="normal" style:font-weight-asian="normal"/>
    </style:style>
    <style:style style:name="T13" style:family="text">
      <style:text-properties fo:font-variant="normal" fo:text-transform="none" fo:letter-spacing="normal" fo:font-style="normal" fo:font-weight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2910a3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2ab7c2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2ae44a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2cd081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19" style:family="text">
      <style:text-properties fo:font-variant="normal" fo:text-transform="none" fo:letter-spacing="normal" fo:font-style="normal" fo:font-weight="bold" officeooo:rsid="002910a3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bold" officeooo:rsid="002910a3" style:font-weight-asian="bold" style:font-weight-complex="bold" loext:padding="0cm" loext:border="none"/>
    </style:style>
    <style:style style:name="T21" style:family="text">
      <style:text-properties fo:font-variant="normal" fo:text-transform="none" fo:letter-spacing="normal" fo:font-style="italic" fo:font-weight="normal" officeooo:rsid="002cd081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fo:font-size="12pt" fo:letter-spacing="normal" fo:font-style="normal" fo:font-weight="normal" officeooo:rsid="000d4e08" style:font-size-asian="12pt" style:font-size-complex="12pt"/>
    </style:style>
    <style:style style:name="T24" style:family="text">
      <style:text-properties fo:font-variant="normal" fo:text-transform="none" fo:color="#000000" fo:font-size="12pt" fo:letter-spacing="normal" style:font-size-asian="12pt" style:font-size-complex="12pt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147c59" style:font-name-asian="Whitney" style:font-size-asian="12pt" style:font-style-asian="normal" style:font-weight-asian="normal" style:font-size-complex="12pt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size-complex="12pt"/>
    </style:style>
    <style:style style:name="T28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0d4e08" style:font-name-asian="Whitney" style:font-size-asian="12pt" style:font-style-asian="normal" style:font-weight-asian="normal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30" style:family="text">
      <style:text-properties fo:font-variant="normal" fo:text-transform="none" fo:color="#000000" fo:letter-spacing="normal" fo:font-style="normal" fo:font-weight="normal" officeooo:rsid="000d4e08" style:font-name-asian="Whitney" style:font-style-asian="normal" style:font-weight-asian="normal"/>
    </style:style>
    <style:style style:name="T31" style:family="text">
      <style:text-properties fo:font-variant="normal" fo:text-transform="none" fo:color="#000000" fo:letter-spacing="normal" fo:font-style="normal" fo:font-weight="normal" officeooo:rsid="00280a7f" style:font-name-asian="Whitney" style:font-style-asian="normal" style:font-weight-asian="normal"/>
    </style:style>
    <style:style style:name="T32" style:family="text">
      <style:text-properties fo:font-variant="normal" fo:text-transform="none" fo:font-size="12pt" fo:letter-spacing="normal" officeooo:rsid="000a3b3f" style:font-name-asian="Whitney" style:font-size-asian="12pt" style:font-style-asian="normal" style:font-weight-asian="normal" style:font-size-complex="12pt"/>
    </style:style>
    <style:style style:name="T33" style:family="text">
      <style:text-properties fo:font-variant="normal" fo:text-transform="none" fo:font-size="12pt" fo:letter-spacing="normal" officeooo:rsid="000bc3ac" style:font-name-asian="Whitney" style:font-size-asian="12pt" style:font-style-asian="normal" style:font-weight-asian="normal" style:font-size-complex="12pt"/>
    </style:style>
    <style:style style:name="T34" style:family="text">
      <style:text-properties fo:font-variant="normal" fo:text-transform="none" fo:font-size="12pt" fo:letter-spacing="normal" officeooo:rsid="0011fed8" style:font-name-asian="Whitney" style:font-size-asian="12pt" style:font-style-asian="normal" style:font-weight-asian="normal" style:font-size-complex="12pt"/>
    </style:style>
    <style:style style:name="T35" style:family="text">
      <style:text-properties fo:font-variant="normal" fo:text-transform="none" fo:font-size="12pt" fo:letter-spacing="normal" fo:font-style="italic" officeooo:rsid="0011fed8" style:font-name-asian="Whitney" style:font-size-asian="12pt" style:font-style-asian="italic" style:font-weight-asian="normal" style:font-size-complex="12pt" style:font-style-complex="italic"/>
    </style:style>
    <style:style style:name="T36" style:family="text">
      <style:text-properties fo:font-variant="normal" fo:text-transform="none" fo:font-size="12pt" fo:letter-spacing="normal" fo:font-style="italic" officeooo:rsid="000d4e08" style:font-name-asian="Whitney" style:font-size-asian="12pt" style:font-style-asian="italic" style:font-weight-asian="normal" style:font-size-complex="12pt" style:font-style-complex="italic"/>
    </style:style>
    <style:style style:name="T37" style:family="text">
      <style:text-properties fo:font-variant="normal" fo:text-transform="none" fo:font-size="12pt" fo:letter-spacing="normal" fo:font-style="normal" officeooo:rsid="000bc3ac" style:font-name-asian="Whitney" style:font-size-asian="12pt" style:font-style-asian="normal" style:font-weight-asian="normal" style:font-size-complex="12pt" style:font-style-complex="normal"/>
    </style:style>
    <style:style style:name="T38" style:family="text">
      <style:text-properties fo:font-variant="normal" fo:text-transform="none" fo:font-size="12pt" fo:letter-spacing="normal" fo:font-style="normal" officeooo:rsid="0011fed8" style:font-name-asian="Whitney" style:font-size-asian="12pt" style:font-style-asian="normal" style:font-weight-asian="normal" style:font-size-complex="12pt" style:font-style-complex="normal"/>
    </style:style>
    <style:style style:name="T39" style:family="text">
      <style:text-properties fo:font-variant="normal" fo:text-transform="none" fo:font-size="12pt" fo:letter-spacing="normal" fo:font-style="normal" officeooo:rsid="000d4e08" style:font-name-asian="Whitney" style:font-size-asian="12pt" style:font-style-asian="normal" style:font-weight-asian="normal" style:font-size-complex="12pt" style:font-style-complex="normal"/>
    </style:style>
    <style:style style:name="T40" style:family="text">
      <style:text-properties fo:font-variant="normal" fo:text-transform="none" fo:font-size="12pt" fo:letter-spacing="normal" fo:font-style="normal" officeooo:rsid="000edea8" style:font-name-asian="Whitney" style:font-size-asian="12pt" style:font-style-asian="normal" style:font-weight-asian="normal" style:font-size-complex="12pt" style:font-style-complex="normal"/>
    </style:style>
    <style:style style:name="T41" style:family="text">
      <style:text-properties fo:font-variant="normal" fo:text-transform="none" fo:font-size="12pt" fo:letter-spacing="normal" fo:font-style="normal" officeooo:rsid="001359a8" style:font-name-asian="Whitney" style:font-size-asian="12pt" style:font-style-asian="normal" style:font-weight-asian="normal" style:font-size-complex="12pt" style:font-style-complex="normal"/>
    </style:style>
    <style:style style:name="T42" style:family="text">
      <style:text-properties fo:font-variant="normal" fo:text-transform="none" fo:font-size="12pt" fo:letter-spacing="normal" fo:font-style="normal" officeooo:rsid="0015fca4" style:font-name-asian="Whitney" style:font-size-asian="12pt" style:font-style-asian="normal" style:font-weight-asian="normal" style:font-size-complex="12pt" style:font-style-complex="normal"/>
    </style:style>
    <style:style style:name="T43" style:family="text">
      <style:text-properties fo:font-variant="normal" fo:text-transform="none" fo:font-size="12pt" fo:letter-spacing="normal" fo:font-style="normal" officeooo:rsid="0018adcd" style:font-name-asian="Whitney" style:font-size-asian="12pt" style:font-style-asian="normal" style:font-weight-asian="normal" style:font-size-complex="12pt" style:font-style-complex="normal"/>
    </style:style>
    <style:style style:name="T44" style:family="text">
      <style:text-properties fo:font-variant="normal" fo:text-transform="none" fo:font-size="12pt" fo:letter-spacing="normal" fo:font-style="normal" officeooo:rsid="001bf40e" style:font-name-asian="Whitney" style:font-size-asian="12pt" style:font-style-asian="normal" style:font-weight-asian="normal" style:font-size-complex="12pt" style:font-style-complex="normal"/>
    </style:style>
    <style:style style:name="T45" style:family="text">
      <style:text-properties fo:font-variant="normal" fo:text-transform="none" fo:font-size="12pt" fo:letter-spacing="normal" fo:font-style="normal" officeooo:rsid="001e7f0e" style:font-name-asian="Whitney" style:font-size-asian="12pt" style:font-style-asian="normal" style:font-weight-asian="normal" style:font-size-complex="12pt" style:font-style-complex="normal"/>
    </style:style>
    <style:style style:name="T46" style:family="text">
      <style:text-properties fo:font-variant="normal" fo:text-transform="none" fo:font-size="12pt" fo:letter-spacing="normal" fo:font-style="normal" officeooo:rsid="001f3074" style:font-name-asian="Whitney" style:font-size-asian="12pt" style:font-style-asian="normal" style:font-weight-asian="normal" style:font-size-complex="12pt" style:font-style-complex="normal"/>
    </style:style>
    <style:style style:name="T47" style:family="text">
      <style:text-properties fo:font-variant="normal" fo:text-transform="none" fo:font-size="12pt" fo:letter-spacing="normal" fo:font-style="normal" officeooo:rsid="001f48a5" style:font-name-asian="Whitney" style:font-size-asian="12pt" style:font-style-asian="normal" style:font-weight-asian="normal" style:font-size-complex="12pt" style:font-style-complex="normal"/>
    </style:style>
    <style:style style:name="T48" style:family="text">
      <style:text-properties fo:font-variant="normal" fo:text-transform="none" style:font-name="ArialMT" fo:font-size="12pt" fo:letter-spacing="normal" fo:font-style="normal" fo:font-weight="normal" officeooo:rsid="000d4e08" style:font-name-asian="Whitney" style:font-size-asian="12pt" style:font-style-asian="normal" style:font-weight-asian="normal" style:font-size-complex="12pt" style:font-style-complex="normal"/>
    </style:style>
    <style:style style:name="T49" style:family="text">
      <style:text-properties fo:font-variant="normal" fo:text-transform="none" style:font-name="sans-serif" fo:font-size="12pt" fo:letter-spacing="normal" fo:font-style="normal" fo:font-weight="normal"/>
    </style:style>
    <style:style style:name="T50" style:family="text">
      <style:text-properties fo:font-variant="normal" fo:text-transform="none" style:font-name="Liberation Sans" fo:font-size="14.1000003814697pt" fo:letter-spacing="normal" fo:font-style="normal" fo:font-weight="bold" style:font-size-asian="14.1000003814697pt" style:font-weight-asian="bold" style:font-size-complex="14.1000003814697pt" style:font-weight-complex="bold"/>
    </style:style>
    <style:style style:name="T51" style:family="text">
      <style:text-properties fo:font-variant="normal" fo:text-transform="none" style:font-name="Liberation Sans" fo:font-size="14.1000003814697pt" fo:letter-spacing="normal" fo:font-style="normal" fo:font-weight="bold" officeooo:rsid="002910a3" style:font-size-asian="14.1000003814697pt" style:font-weight-asian="bold" style:font-size-complex="14.1000003814697pt" style:font-weight-complex="bold"/>
    </style:style>
    <style:style style:name="T52" style:family="text">
      <style:text-properties fo:font-variant="normal" fo:text-transform="none" style:font-name="Liberation Sans" fo:font-size="14.1000003814697pt" fo:letter-spacing="normal" fo:font-style="normal" fo:font-weight="normal" officeooo:rsid="002cd081" style:font-size-asian="14.1000003814697pt" style:font-weight-asian="normal" style:font-size-complex="14.1000003814697pt" style:font-weight-complex="normal"/>
    </style:style>
    <style:style style:name="T53" style:family="text">
      <style:text-properties fo:font-variant="normal" fo:text-transform="none" fo:font-size="14.1000003814697pt" fo:letter-spacing="normal" fo:font-style="normal" fo:font-weight="bold" officeooo:rsid="002910a3" style:font-size-asian="14.1000003814697pt" style:font-weight-asian="bold" style:font-size-complex="14.1000003814697pt" style:font-weight-complex="bold"/>
    </style:style>
    <style:style style:name="T54" style:family="text">
      <style:text-properties fo:font-variant="normal" fo:text-transform="none" fo:font-size="14.1000003814697pt" fo:letter-spacing="normal" fo:font-style="normal" fo:font-weight="normal" officeooo:rsid="002cd081" style:font-size-asian="14.1000003814697pt" style:font-weight-asian="normal" style:font-size-complex="14.1000003814697pt" style:font-weight-complex="normal"/>
    </style:style>
    <style:style style:name="T55" style:family="text">
      <style:text-properties officeooo:rsid="000bc3ac"/>
    </style:style>
    <style:style style:name="T56" style:family="text">
      <style:text-properties officeooo:rsid="0018481b"/>
    </style:style>
    <style:style style:name="T57" style:family="text">
      <style:text-properties fo:color="#000000"/>
    </style:style>
    <style:style style:name="T58" style:family="text">
      <style:text-properties fo:color="#000000" style:font-name="Arial" fo:font-size="12pt" style:font-size-asian="12pt" style:font-size-complex="12pt"/>
    </style:style>
    <style:style style:name="T59" style:family="text">
      <style:text-properties fo:color="#000000" style:font-name="Arial" fo:font-size="12pt" officeooo:rsid="000edea8" style:font-size-asian="12pt" style:font-size-complex="12pt"/>
    </style:style>
    <style:style style:name="T60" style:family="text">
      <style:text-properties fo:color="#000000" fo:font-size="12pt" fo:letter-spacing="normal" fo:font-style="italic" fo:font-weight="normal" style:font-size-asian="12pt" style:font-size-complex="12pt" loext:padding="0cm" loext:border="none"/>
    </style:style>
    <style:style style:name="T61" style:family="text">
      <style:text-properties fo:color="#000000" fo:font-size="12pt" style:font-size-asian="12pt" style:font-size-complex="12pt"/>
    </style:style>
    <style:style style:name="T62" style:family="text">
      <style:text-properties officeooo:rsid="001bf40e"/>
    </style:style>
    <style:style style:name="T63" style:family="text">
      <style:text-properties officeooo:rsid="00209de6"/>
    </style:style>
    <style:style style:name="T64" style:family="text">
      <style:text-properties officeooo:rsid="00226e4a"/>
    </style:style>
    <style:style style:name="T65" style:family="text">
      <style:text-properties officeooo:rsid="0026145b"/>
    </style:style>
    <style:style style:name="T66" style:family="text">
      <style:text-properties officeooo:rsid="00281a60"/>
    </style:style>
    <style:style style:name="T67" style:family="text">
      <style:text-properties officeooo:rsid="002da248"/>
    </style:style>
    <style:style style:name="T68" style:family="text">
      <style:text-properties officeooo:rsid="002ede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7">INSTITUTO FEDERAL DE SANTA CATARINA</text:p>
      <text:p text:style-name="P7"/>
      <text:p text:style-name="P7"/>
      <text:p text:style-name="P7"/>
      <text:p text:style-name="P7"/>
      <text:p text:style-name="P7"/>
      <text:p text:style-name="P7">LUCAS SANDRO ROTERMEL FRANC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OINFORMÁTICA E REALIDADE AUMENTADA NAS ESCOLAS:</text:p>
      <text:p text:style-name="P8"><text:span text:style-name="T62">Desenvolvimento de um a</text:span>plicativo de realidade aumentada para auxílio no ensino das ciências Biológic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ASPAR</text:p>
      <text:p text:style-name="P8">2021</text:p>
      <text:h text:style-name="P21" text:outline-level="1">1.0 Introdução</text:h>
      <text:p text:style-name="P5"><text:tab/>Neste trabalho será projetado um sistema de realidade aumentada para utilização nas unidades curriculares de Biologia, focando em transformar as salas de aulas em um ambiente mais integrado a tecnologia e mais dinâmico.</text:p>
      <text:p text:style-name="P15"><text:span text:style-name="T1"><text:tab/></text:span><text:span text:style-name="T2">Para isso é necessário inicialmente entender a </text:span><text:span text:style-name="T1">educação no Brasil, </text:span><text:span text:style-name="T2">essa que </text:span><text:span text:style-name="T3">pode muitas vezes ser desmotivadora para o aluno, devido ao uso de um sistema tradicional de ensino, onde o professor detém todo o conhecimento dentro da sala de aula, assim tornando-a um ambiente </text:span><text:span text:style-name="T2">hostil</text:span><text:span text:style-name="T3"> para o aluno(ANESE NICOLA, 2017). Com isso é necessário que seja encontrado metodologias que adicionem novas perspectivas sobre os assuntos abordados em sala de aula, assim permitindo que os alunos possam ter autonomia sobre a sala de aula e tornando o professor um mediador para sua turma.</text:span></text:p>
      <text:p text:style-name="P15"><text:span text:style-name="T3"><text:tab/></text:span><text:span text:style-name="T4">Esse formato de ensino, mais conhecido como metodologia ativa é muito difundido </text:span><text:span text:style-name="T2">atualmente</text:span><text:span text:style-name="T4"> por permitir que o aluno consiga aprender de forma descontraída concomitantemente </text:span><text:span text:style-name="T2">promovendo estímulos em</text:span><text:span text:style-name="T4"> outros traços muito importantes para evolução do </text:span><text:span text:style-name="T2">aluno</text:span><text:span text:style-name="T4">, como por exemplo a criatividade e o trabalho em equipe(DIESEL, ALINE. 2016).</text:span></text:p>
      <text:p text:style-name="P16"><text:span text:style-name="T4"><text:tab/>Junto com esse foco em dinamização da sala de aula, também é importante inserir a variável do advento da tecnologia na sociedade, onde </text:span><text:span text:style-name="T5">segundo uma pesquisa realizada pelo IBGE, a posse de um telefone móvel para uso pessoal tende a crescer ano após ano. </text:span><text:span text:style-name="T12">N</text:span><text:span text:style-name="T2">essa</text:span><text:span text:style-name="T5"> coleta de dados foi analisado que houve crescimento do uso d</text:span><text:span text:style-name="T2">o</text:span><text:span text:style-name="T5"> aparelho móvel em todas as faixas de idades analisadas, </text:span><text:span text:style-name="T6">principalmente na faixa de idade de crianças entre 10 e 13 anos(IBGE. 2021). </text:span></text:p>
      <text:p text:style-name="P16"><text:span text:style-name="T6"><text:tab/>Essa informação traz à tona que é necessário integrar nas salas de aulas o uso dessas tecnologias. </text:span><text:span text:style-name="T12">C</text:span><text:span text:style-name="T6">om essa integração tanto professor quanto alunos serão beneficiados por poderem usar um instrumento </text:span><text:span text:style-name="T7">que é utilizado diariamente</text:span><text:span text:style-name="T6"> </text:span><text:span text:style-name="T7">por </text:span><text:span text:style-name="T6">todos e que traz o interesse do aluno mais ainda para dentro das salas de aulas </text:span><text:span text:style-name="T7">por estar em um ambiente que se distancia da sala de aula tradicional para ir na direção de uma sala de aula mais tecnológica(CAETANO,</text:span><text:span text:style-name="T6"> </text:span><text:span text:style-name="T7">2015).</text:span></text:p>
      <text:p text:style-name="P16"><text:span text:style-name="T7"><text:tab/></text:span><text:span text:style-name="T2">Para chegar nesse ambiente de estudos mais tecnológico é necessário que mais e mais sistemas e aplicativos sejam desenvolvidos e difundidos entre as mídias sociais, para assim poder ter uma gama extremamente ampla de opções para que o professor possa optar e que os alunos possam trazer em sala de aula agregando ainda mais um espaço onde ideias devem ser compartilhadas </text:span><text:span text:style-name="T8">e utilizadas pela turma como um todo</text:span><text:span text:style-name="T2">.</text:span></text:p>
      <text:p text:style-name="P16"><text:span text:style-name="T2"><text:tab/>E nessa gama de tecnologias possíveis de uso também </text:span><text:span text:style-name="T8">é possível </text:span><text:span text:style-name="T2">encontrar a função de realidade aumentada, </text:span><text:span text:style-name="T9">Ronald T. Azuma afirma que realidade aumentada por definição própria seja: </text:span><text:span text:style-name="T10">“Idealmente, para o usuário pareceria que os objetos virtuais e reais coexistissem no mesmo espaço, similar aos efeitos alcançados no filme ‘</text:span><text:span text:style-name="T11">Uma cilada para</text:span><text:span text:style-name="T10"> Roger Rabbit’</text:span><text:span text:style-name="T32">”(AZUMA, 1997, p. 356, tradução nossa).</text:span><text:span text:style-name="T32"><text:note text:id="ftn1" text:note-class="footnote"><text:note-citation>1</text:note-citation><text:note-body><text:p text:style-name="Footnote">“Ideally, it would appear to the user that the virtual and real objects coexisted in the same space, similar to the effects achieved in the film ‘Who Framed Roger Rabbit?’”</text:p></text:note-body></text:note></text:span></text:p>
      <text:p text:style-name="P16"><text:span text:style-name="T32"><text:tab/></text:span><text:span text:style-name="T33">A tecnologia de realidade aumentada escalou rapidamente na sociedade quando os </text:span><text:span text:style-name="T34">dispositivos de computação móveis como os </text:span><text:span text:style-name="T35">smartphones</text:span><text:span text:style-name="T34"> e </text:span><text:span text:style-name="T35">tablets</text:span><text:span text:style-name="T37"> começaram a serem inseridos na sociedade, com ele mais e mais pessoas conseguiram ter em suas mãos um ‘mini-computador’ com uma câmera integrada, isso sendo o básico para que a realidade aumentada em sua própria definição possa ser desenvolvida. Com </text:span><text:span text:style-name="T38">esses dispositivos </text:span><text:span text:style-name="T37">mais e mais aplicativos de realidade aumentada apareceram, trazendo uma evolução significante e também uma divulgação muito maior para toda a sociedade.</text:span></text:p>
      <text:p text:style-name="P16"><text:span text:style-name="T37"><text:tab/>A evolução foi tão grande que em alguns momentos foi possível presenciar alguns aplicativos de realidade aumentada se tornarem tendências mundiais, como foi por exemplo com o aplicativo desenvolvido em colaboração entre a Nintendo e a Niantic </text:span><text:soft-page-break/><text:span text:style-name="T37">chamado Pokémon GO(NINTENDO…, 2016), </text:span><text:span text:style-name="T39">de acordo com o site </text:span><text:span text:style-name="T36">Bussiness of Apps</text:span><text:span text:style-name="T39"> que produz pesquisas relacionadas a uma varidade de aplicativos mobiles utilizando diversas fontes para suas pesquisas, informa que o jogo Pokémon GO gerou um grande fenômeno mundialmente, devido a utilização da realidade aumentada de um jeito que nunca foi visto antes(</text:span><text:span text:style-name="T40">IQBAL, 2021</text:span><text:span text:style-name="T39">). Isso também fez que o termo realidade aumentada <text:s/>fosse colocado nos holofotes das diversas áreas relacionadas a tecnologia, sendo repensada para vários propósitos, como por exemplo, o de uso em escolas.</text:span></text:p>
      <text:p text:style-name="P17"><text:span text:style-name="T39"><text:tab/>Em</text:span><text:span text:style-name="T38"> relação ao uso de realidade aumentada em </text:span><text:span text:style-name="T43">ambientes escolares</text:span><text:span text:style-name="T38">, muitos projetos </text:span><text:span text:style-name="T41">e estudos</text:span><text:span text:style-name="T38"> já foram feitos para tornar isso realidade, </text:span><text:span text:style-name="T41">focando principalmente no Brasil é possível ver que a tecnologia de realidade aumentada ainda está em um processo de amadurecimento devido aos requisitos básicos para que o sistema possa ser de fácil acesso tanto para professores quanto para os alunos, assim a acessibilidade ainda é uma das maiores barreiras(</text:span><text:span text:style-name="T48">MARTINS</text:span><text:span text:style-name="T41">, 201</text:span><text:span text:style-name="T42">2</text:span><text:span text:style-name="T41">).</text:span></text:p>
      <text:p text:style-name="P16"><text:span text:style-name="T41"><text:tab/></text:span><text:span text:style-name="T43">Diante disso</text:span><text:span text:style-name="T42"> </text:span><text:span text:style-name="T43">é</text:span><text:span text:style-name="T42"> necessário criar um diálogo com professores de toda a rede escolar onde eles comecem a visualizar a tecnologia de realidade aumentada como uma possibilidade de tornar a sala de aula um ambiente mais atrativo para os alunos, utilizando tanto a metodologia ativa como a ideia de um ambiente híbrido, esse que seria por definição um ambiente onde as barreiras do mundo digital e mundo físico não existissem e ambos coexistissem ao mesmo tempo, dando uma imersão maior para o aluno no momento do aprendizado(BASSANI, 2019).</text:span></text:p>
      <text:p text:style-name="P16"><text:span text:style-name="T42"><text:tab/></text:span><text:span text:style-name="T44">Focando nesse diálogo e na integração de tecnologias no âmbito escolar, é analisado que </text:span><text:span text:style-name="T45">essa é</text:span><text:span text:style-name="T44"> uma área </text:span><text:span text:style-name="T46">a qual</text:span><text:span text:style-name="T44"> ainda possui muitas possibilidades de </text:span><text:span text:style-name="T45">evolução</text:span><text:span text:style-name="T44">, </text:span><text:span text:style-name="T45">como por exemplo a integração</text:span><text:span text:style-name="T44"> de aplicativos como ferramentas de auxílio nas salas de aula. Nesta área tão abrangente, uma das possíveis ciências que podem ser focadas é a </text:span><text:span text:style-name="T47">área</text:span><text:span text:style-name="T44"> de ciências biológicas, </text:span><text:span text:style-name="T45">como as matérias de </text:span><text:span text:style-name="T47">Química e </text:span><text:span text:style-name="T45">Biologia</text:span><text:span text:style-name="T44">.</text:span></text:p>
      <text:p text:style-name="P16"><text:span text:style-name="T44"><text:tab/>Em suma, o projeto foca em divulgar a metodologia ativa para mais salas de aula, utilizando-</text:span><text:span text:style-name="T46">se de</text:span><text:span text:style-name="T44"> um aplicativo </text:span><text:span text:style-name="T46">o qual</text:span><text:span text:style-name="T44"> apresenta ao estudante objetos em realidade aumentada diretamente relacionados aos conteúdos estudados. </text:span><text:span text:style-name="T47">N</text:span><text:span text:style-name="T44">esse aplicativo </text:span><text:span text:style-name="T47">será possível a </text:span><text:span text:style-name="T44">visualização de moléculas, com suas ligações e átomos bem definidas, permitindo </text:span><text:span text:style-name="T46">os </text:span><text:span text:style-name="T44">estudantes interagir com </text:span><text:span text:style-name="T46">os objetos estudados em sala de aula </text:span><text:span text:style-name="T44">e entender mais ainda suas estruturas.</text:span></text:p>
      <text:p text:style-name="P9"/>
      <text:h text:style-name="P23" text:outline-level="2">1.1 Objetivos</text:h>
      <text:p text:style-name="P18"><text:tab/><text:span text:style-name="T63">Nesta seção são apresentados os objetivos gerais e específicos deste trabalho.</text:span></text:p>
      <text:p text:style-name="P18"/>
      <text:h text:style-name="P25" text:outline-level="3">1.1.1 Objetivo geral</text:h>
      <text:p text:style-name="P18"><text:tab/><text:span text:style-name="T63">Desenvolver um aplicativo para celular que auxilia alunos nas matérias de Biologia e Química, usufruindo de tecnologias inovadoras como a Realidade Aumentada, permitindo uma melhor absorção do assunto por utilizar ferramentas que são comuns para todos os alunos em seu dia a dia. </text:span></text:p>
      <text:p text:style-name="P19"><text:tab/>O sistema deve apresentar moléculas e células em formato 3D usando a câmera do celular do usuário do sistema, permitindo também obter mais informações sobre cada um dos objetos digitais.</text:p>
      <text:p text:style-name="P18"/>
      <text:h text:style-name="P25" text:outline-level="3"><text:soft-page-break/>1.1.2 Objetivos específicos</text:h>
      <text:list xml:id="list3556621494" text:style-name="L1">
        <text:list-item>
          <text:p text:style-name="P29">Definir as ferramentas utilizadas para desenvolver o sistema;</text:p>
        </text:list-item>
        <text:list-item>
          <text:p text:style-name="P29">Documentar todos os processos prévios do desenvolvimento do sistema (Exemplo: Requisitos funcionais e não funcionais, modelo de sistema de gerenciamento de banco de dados);</text:p>
        </text:list-item>
        <text:list-item>
          <text:p text:style-name="P29">Desenvolver o sistema com base nos documentos criados;</text:p>
        </text:list-item>
        <text:list-item>
          <text:p text:style-name="P29">Aplicar testes do sistema em turmas do ensino médio que estejam tendo aulas relacionadas aos assuntos abordados no aplicativo;</text:p>
        </text:list-item>
        <text:list-item>
          <text:p text:style-name="P29">Validar <text:span text:style-name="T64">os</text:span> testes a partir de um questionário <text:span text:style-name="T64">aplicado para as turmas após testarem o sistema</text:span>.</text:p>
        </text:list-item>
      </text:list>
      <text:h text:style-name="P20" text:outline-level="1">2. Fundamentação Teórica</text:h>
      <text:h text:style-name="P24" text:outline-level="2">2.1 Revisão de Literatura</text:h>
      <text:p text:style-name="P30"><text:span text:style-name="T65"><text:tab/>Nesta seção serão apresentados uma gama de trabalhos correlatos ao tema deste projeto, informando uma breve análise sobre o sistema e os pontos positivos e negativos de cada um. A triagem dos sistemas foi feito com foco nos que possuíam algum artigo científico tratando sobre o mesmo. Assim os trabalhos foram resumidos em três aplicativos, esses sendo os: </text:span><text:span text:style-name="T13">Química 3D-CTI-Unesp</text:span>, <text:span text:style-name="T49">RAppChemistry: AR</text:span> <text:span text:style-name="T66">relacionados a química e o </text:span>Sophus <text:span text:style-name="T66">que aborda os temas da matéria de biologia.</text:span></text:p>
      <text:p text:style-name="P30"/>
      <text:h text:style-name="P26" text:outline-level="3">2.1.1 <text:span text:style-name="T18">Química 3D-CTI-Unesp</text:span></text:h>
      <text:p text:style-name="P31"><text:span text:style-name="T20"><text:tab/></text:span><text:span text:style-name="T14">O primeiro aplicativo abordado foi desenvolvido por estudantes do Colégio Técnico Industrial Isaac Portal Roldán(CTI). O aplicativo tem como foco auxiliar as turmas do ensino médio com o ensino de química trazendo assuntos variados de todas as fases do ensino médio em química. São disponibilizados animações, vídeos e objetos digitais para o estudante(LEITE, 2020). </text:span></text:p>
      <text:p text:style-name="P31"><text:span text:style-name="T15"><text:tab/>O aplicativo é apresentado em português mas possui </text:span><text:span text:style-name="T16">algumas dificuldades relacionados ao tamanho do sistema.</text:span></text:p>
      <text:h text:style-name="P26" text:outline-level="3">2.1.2 <text:span text:style-name="T50">RAppChemistry: AR</text:span></text:h>
      <text:p text:style-name="P32"><text:span text:style-name="T19"><text:tab/></text:span><text:span text:style-name="T17">O segundo aplicativo foca em apresentar os elementos da tabela periódica segundo o modelo atômico de </text:span><text:span text:style-name="T21">Niels Bohr</text:span><text:span text:style-name="T17"> de forma digital(LEITE, 2020). O aplicativo apresenta o modelo 3D e as informações que estão presentes na tabela periódica sobre o respectivo elemento.</text:span></text:p>
      <text:p text:style-name="P32"><text:span text:style-name="T17"><text:tab/>Um dos problemas apresentados é que o aplicativo está presente somente em inglês dificultando algumas vezes o reconhecimento do aplicativo pelo nome do mesmo.</text:span></text:p>
      <text:h text:style-name="P26" text:outline-level="3"><text:soft-page-break/>2.1.3 Sophus</text:h>
      <text:p text:style-name="P31"><text:tab/><text:span text:style-name="T67">O aplicativo Sophus apresenta o corpo humano por meio de uma imagem semelhante aos QR Code’s que servem para criptografar um link compartilhável. Com ele é possível verificar o corpo humano e seus órgãos podendo rotacionar eles.</text:span></text:p>
      <text:p text:style-name="P31"><text:tab/><text:span text:style-name="T68">Infelizmente o sistema foca somente na apresentação dos órgãos e do corpo humano, sem trazer informações adicionais sobre cada um.</text:span></text:p>
      <text:h text:style-name="P22" text:outline-level="1"><text:span text:style-name="T56">2.0 </text:span>Referências</text:h>
      <text:p text:style-name="P4"/>
      <text:p text:style-name="P4"/>
      <text:p text:style-name="P4"/>
      <text:p text:style-name="P2"><text:span text:style-name="T58">ANESE NICOLA, Jéssica; PANIZ, Catiane Mazocco. A importância da utilização de diferentes recursos didáticos no Ensino de Ciências e Biologia. </text:span><text:span text:style-name="Strong_20_Emphasis"><text:span text:style-name="T58">InFor</text:span></text:span><text:span text:style-name="T58">, São Paulo/SP, v. 2, n. 1, p. 355-381, may 2017. ISSN 2525-3476. Disponível em: &lt;</text:span><text:a xlink:type="simple" xlink:href="https://ojs.ead.unesp.br/index.php/nead/article/view/InFor2120167" office:target-frame-name="_new" xlink:show="replace" text:style-name="Internet_20_link" text:visited-style-name="Visited_20_Internet_20_Link">https://ojs.ead.unesp.br/index.php/nead/article/view/InFor2120167</text:a><text:span text:style-name="T58">&gt;. Acesso em: 28 june 2021. </text:span></text:p>
      <text:p text:style-name="P3"/>
      <text:p text:style-name="P2"><text:span text:style-name="T58">DIESEL, Aline; ROOS MARCHESAN, Michele; MARTINS, Silvana Neumann. METODOLOGIAS ATIVAS DE ENSINO NA SALA DE AULA: UM OLHAR DE DOCENTES DA EDUCAÇÃO PROFISSIONAL TÉCNICA DE NÍVEL MÉDIO. </text:span><text:span text:style-name="Strong_20_Emphasis"><text:span text:style-name="T58">Revista Signos</text:span></text:span><text:span text:style-name="T58">, [S.l.], v. 37, n. 1, jun. 2016. ISSN 1983-0378. Disponível em: &lt;</text:span><text:a xlink:type="simple" xlink:href="http://univates.br/revistas/index.php/signos/article/view/1008/995" office:target-frame-name="_new" xlink:show="replace" text:style-name="Internet_20_link" text:visited-style-name="Visited_20_Internet_20_Link">http://univates.br/revistas/index.php/signos/article/view/1008/995</text:a><text:span text:style-name="T58">&gt;. Acesso em: 28 jun. 2021. </text:span></text:p>
      <text:p text:style-name="P3"/>
      <text:p text:style-name="P2"><text:span text:style-name="T58">IBGE – Instituto Brasileiro de Geografia e Estatística. Acesso à Internet e à televisão e posse de telefone móvel celular para uso pessoal 2019. Rio de Janeiro. 2021. Disponível em: &lt;</text:span><text:a xlink:type="simple" xlink:href="https://biblioteca.ibge.gov.br/index.php/biblioteca-catalogo?view=detalhes&amp;id=2101794" text:style-name="Internet_20_link" text:visited-style-name="Visited_20_Internet_20_Link">https://biblioteca.ibge.gov.br/index.php/biblioteca-catalogo?view=detalhes&amp;id=2101794</text:a><text:span text:style-name="T58">&gt;. Acesso em: 28 jun. 2021.</text:span></text:p>
      <text:p text:style-name="P3"/>
      <text:p text:style-name="P3">CAETANO, L. M. D. Tecnologia e Educação: quais os desafios? Educação, Santa Maria, v. 40, n. 2, p. 295–310, 2015. </text:p>
      <text:p text:style-name="P3"/>
      <text:p text:style-name="P1"><text:span text:style-name="T22">A</text:span><text:span text:style-name="T23">ZUMA,</text:span><text:span text:style-name="T22"> Ronald T.; A Survey of Augmented Reality. </text:span><text:span text:style-name="Emphasis"><text:span text:style-name="T60">Presence: Teleoperators and Virtual Environments</text:span></text:span><text:span text:style-name="T24"> </text:span><text:span text:style-name="T22">1997; 6 (4): 355–385. doi: </text:span><text:a xlink:type="simple" xlink:href="https://doi.org/10.1162/pres.1997.6.4.355" office:target-frame-name="_blank" xlink:show="new" text:style-name="Internet_20_link" text:visited-style-name="Visited_20_Internet_20_Link"><text:span text:style-name="T29">https://doi.org/10.1162/pres.1997.6.4.355</text:span></text:a><text:span text:style-name="T61"> </text:span></text:p>
      <text:p text:style-name="P10"/>
      <text:p text:style-name="P10"><text:span text:style-name="T55">Pokémon GO</text:span>. Criação de T<text:span text:style-name="T55">atsuo</text:span> Nomura. Produção de <text:span text:style-name="T55">Niantic</text:span>. JAPÃO: <text:span text:style-name="T55">Nintendo</text:span>, [2016]. 1 jogo eletrônico, son. color</text:p>
      <text:p text:style-name="P10"/>
      <text:p text:style-name="P13"><text:span text:style-name="T25">IQBAL, Mansoor. </text:span><text:span text:style-name="T58">Pokémon Go Revenue and Usage Statistics (2021). </text:span><text:span text:style-name="T59">Disponível em: &lt;</text:span><text:a xlink:type="simple" xlink:href="https://www.businessofapps.com/data/pokemon-go-statistics/" text:style-name="Internet_20_link" text:visited-style-name="Visited_20_Internet_20_Link">https://www.businessofapps.com/data/pokemon-go-statistics/</text:a><text:span text:style-name="T59">&gt;. Acesso em: 01 jul. 2021.</text:span></text:p>
      <text:p text:style-name="P11"><text:s/></text:p>
      <text:p text:style-name="P14"><text:span text:style-name="T25">MARTINS, Valéria Farinazzo; GUIMARÃES, Marcelo de Paiva. Desafios para o uso de Realidade Virtual e Aumentada de maneira efetiva no ensino. In: WORKSHOP DE DESAFIOS DA COMPUTAÇÃO APLICADA À EDUCAÇÃO, 1., 2012, Curitiba, Pr. Anais... . [S.l.]: Sociedade Brasileira de Computação, [2012?]. p. 100 - 109. Disponível em: </text:span><text:span text:style-name="T26">&lt;</text:span><text:a xlink:type="simple" xlink:href="http://br-ie.org/pub/index.php/desafie/article/view/2780" text:style-name="Internet_20_link" text:visited-style-name="Visited_20_Internet_20_Link"><text:span text:style-name="T57">http://br-ie.org/pub/index.php/desafie/article/view/2780</text:span></text:a><text:span text:style-name="T26">&gt;</text:span><text:span text:style-name="T25">. Acesso em: 0</text:span><text:span text:style-name="T26">3</text:span><text:span text:style-name="T25"> jul. 20</text:span><text:span text:style-name="T26">21</text:span><text:span text:style-name="T25">. </text:span></text:p>
      <text:p text:style-name="P12"/>
      <text:p text:style-name="P14"><text:span text:style-name="T25">BASSANI, Patrícia Brandalise Scherer. Realidade aumentada na escola: experiências de aprendizagem em espaços híbridos. </text:span><text:span text:style-name="Strong_20_Emphasis"><text:span text:style-name="T27">Revista Diálogo Educacional</text:span></text:span><text:span text:style-name="T25">, [S.l.], v. 19, n. 62, out. 2019. ISSN 1981-416X. Disponível em: &lt;</text:span><text:a xlink:type="simple" xlink:href="https://periodicos.pucpr.br/index.php/dialogoeducacional/article/view/25419/23694" office:target-frame-name="_new" xlink:show="replace" text:style-name="Internet_20_link" text:visited-style-name="Visited_20_Internet_20_Link"><text:span text:style-name="T28">https://periodicos.pucpr.br/index.php/dialogoeducacional/article/view/25419/23694</text:span></text:a><text:span text:style-name="T25">&gt;. Acesso em: 03 jul. 2021. doi:</text:span><text:a xlink:type="simple" xlink:href="http://dx.doi.org/10.7213/1981-416X.19.062.DS13" text:style-name="Internet_20_link" text:visited-style-name="Visited_20_Internet_20_Link"><text:span text:style-name="T28">http://dx.doi.org/10.7213/1981-416X.19.062.DS13</text:span></text:a><text:span text:style-name="T25">. </text:span></text:p>
      <text:p text:style-name="P14"><text:span text:style-name="T25"/></text:p>
      <text:p text:style-name="P28"><text:span text:style-name="T30">LEITE, B. S. Aplicativos de Realidade Virtual e Realidade Aumentada para o ensino de Química. Educitec - Revista de Estudos e Pesquisas sobre Ensino Tecnológico, Manaus, Brasil, v. 6, p. e097220, 2020. DOI: 10.31417/educitec.v6i.972. Disponível em: </text:span><text:span text:style-name="T31">&lt;</text:span><text:a xlink:type="simple" xlink:href="https://sistemascmc.ifam.edu.br/educitec/index.php/educitec/article/view/972" text:style-name="Internet_20_link" text:visited-style-name="Visited_20_Internet_20_Link"><text:span text:style-name="T30">https://sistemascmc.ifam.edu.br/educitec/index.php/educitec/article/view/972</text:span></text:a><text:span text:style-name="T31">&gt;</text:span><text:span text:style-name="T30">. Acesso em: 6 ago. 2021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ra" svg:font-family="Lora, serif"/>
    <style:font-face style:name="Whitney" svg:font-family="Whitney, 'Helvetica Neue', Helvetica, Arial, sans-serif"/>
    <style:font-face style:name="sans-serif" svg:font-family="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24:15.815000000</meta:creation-date>
    <meta:editing-duration>PT14H54M18S</meta:editing-duration>
    <meta:editing-cycles>17</meta:editing-cycles>
    <meta:generator>LibreOffice/6.2.4.2$Windows_X86_64 LibreOffice_project/2412653d852ce75f65fbfa83fb7e7b669a126d64</meta:generator>
    <dc:date>2021-08-07T02:13:10.956000000</dc:date>
    <meta:document-statistic meta:table-count="0" meta:image-count="0" meta:object-count="0" meta:page-count="6" meta:paragraph-count="57" meta:word-count="1799" meta:character-count="12091" meta:non-whitespace-character-count="10317"/>
  </office:meta>
</office:document-meta>
</file>